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7E00000123D335118C0DF75DBF.png" manifest:media-type="image/png"/>
  <manifest:file-entry manifest:full-path="Pictures/10000BF700004D96000013A337997E9E2B4F1DA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a06bb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a06bb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a06bb" style:font-style-asian="italic" style:font-weight-asian="bold" style:font-style-complex="italic" style:font-weight-complex="bold"/>
    </style:style>
    <style:style style:name="P6" style:family="paragraph">
      <loext:graphic-properties draw:fill="solid" draw:fill-color="#ffffff"/>
      <style:text-properties fo:color="#b2b2b2" loext:opacity="100%" fo:font-size="150pt" style:font-size-asian="150pt" style:font-size-complex="150pt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b2b2b2" loext:opacity="100%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666666" draw:fill="solid" draw:fill-color="#ffffff" fo:min-height="5.021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45in" svg:y="-0.428in" svg:width="5.8398in" svg:height="1.4799in" draw:z-index="1"><draw:image xlink:href="Pictures/10000BF700004D96000013A337997E9E2B4F1DA0.svg" xlink:type="simple" xlink:show="embed" xlink:actuate="onLoad" draw:mime-type="image/svg+xml"/><draw:image xlink:href="Pictures/100002010000047E00000123D335118C0DF75D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name="Shape1" draw:style-name="gr1" draw:text-style-name="P6" svg:width="5.9579in" svg:height="5.0217in" draw:transform="skewX (3.85924155697884E-017) rotate (-0.261799387799149) translate (1.31527777777778in 0.00902777777777778in)"><draw:text-box><text:p><text:span text:style-name="T3">TEST </text:span></text:p><text:p><text:span text:style-name="T3">VOI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Foot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a06bb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a06bb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a06bb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The legal entity behind BornHack is:</text:p>
        <text:p text:style-name="MP2">BornHack IVS <text:span text:style-name="MT1">c/o Thomas Steen Rasmussen</text:span>, Skelbyvej 147, Næsby, </text:p>
        <text:p text:style-name="MP2">4171 Glumsø, Denmark. CVR# 37666521</text:p>
        <text:p text:style-name="MP3"><text:span text:style-name="MT2">email </text:span><text:a xlink:type="simple" xlink:href="mailto:info@bornhack.dk" text:style-name="Internet_20_link" text:visited-style-name="Visited_20_Internet_20_Link"><text:span text:style-name="MT2">info@bornhack.dk</text:span></text:a><text:span text:style-name="MT2"> - web </text:span><text:a xlink:type="simple" xlink:href="https://www.bornhack.dk/" text:style-name="Internet_20_link" text:visited-style-name="Visited_20_Internet_20_Link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05-16T20:00:38.739000000</meta:creation-date>
    <dc:date>2021-05-02T13:19:22.087716423</dc:date>
    <meta:editing-duration>PT18M44S</meta:editing-duration>
    <meta:editing-cycles>7</meta:editing-cycles>
    <meta:generator>LibreOffice/7.0.3.1$MacOSX_X86_64 LibreOffice_project/d7547858d014d4cf69878db179d326fc3483e082</meta:generator>
    <meta:document-statistic meta:table-count="0" meta:image-count="1" meta:object-count="0" meta:page-count="1" meta:paragraph-count="4" meta:word-count="25" meta:character-count="186" meta:non-whitespace-character-count="164"/>
  </office:meta>
</office:document-meta>
</file>